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paragraph-properties fo:text-align="start" style:justify-single-word="false"/>
      <style:text-properties fo:font-size="18pt" fo:language="en" fo:country="US" style:font-size-asian="18pt" style:font-size-complex="18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EST CASE <text:s text:c="9"/></text:span><text:s text:c="30"/><text:span text:style-name="T1">RESULT</text:span></text:p>
      <text:p text:style-name="P1">Provide a valid equilateral (5,5,5) <text:s text:c="40"/>valid <text:s text:c="34"/></text:p>
      <text:p text:style-name="P1">Provide a valid isosceles(4,4,3) <text:s text:c="43"/>valid</text:p>
      <text:p text:style-name="P1">Provide a valid scalene(4,6,8) <text:s text:c="45"/>valid</text:p>
      <text:p text:style-name="P1">Provide an invalid input(0,2,1) <text:s text:c="44"/>fail</text:p>
      <text:p text:style-name="P1">Provide an invalid input(-1,2,3) <text:s text:c="43"/>fail</text:p>
      <text:p text:style-name="P1">Provide an invalid input(Max+1, 23, 30) <text:s text:c="29"/>fail</text:p>
      <text:p text:style-name="P1">Provide an invalid input(5,2,3) <text:s text:c="45"/>f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1:44:48.07</meta:creation-date>
    <meta:document-statistic meta:table-count="0" meta:image-count="0" meta:object-count="0" meta:page-count="1" meta:paragraph-count="8" meta:word-count="41" meta:character-count="647"/>
    <dc:date>2017-02-08T11:54:23.44</dc:date>
    <meta:editing-duration>PT9M37S</meta:editing-duration>
    <meta:editing-cycles>1</meta:editing-cycles>
    <meta:generator>OpenOffice/4.0.1$Win32 OpenOffice.org_project/401m5$Build-9714</meta:generator>
  </office:meta>
</office:document-meta>
</file>